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>P</mi>
      <msup>
        <mrow>
          <mo fence="true" stretchy="false">(</mo>
          <mrow>
            <mrow>
              <mn>1</mn>
              <mo stretchy="false">+</mo>
              <mfrac>
                <mi>r</mi>
                <mi>n</mi>
              </mfrac>
            </mrow>
          </mrow>
          <mo fence="true" stretchy="false">)</mo>
        </mrow>
        <mi mathvariant="italic">nt</mi>
      </msup>
    </mrow>
    <annotation encoding="StarMath 5.0">P( 1 + r over n )^{ nt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 David Eisenberg</meta:initial-creator>
    <meta:creation-date>2016-04-29T12:38:37.362179092</meta:creation-date>
    <dc:date>2016-04-29T12:40:23.864957177</dc:date>
    <dc:creator>J David Eisenberg</dc:creator>
    <meta:editing-duration>PT1M46S</meta:editing-duration>
    <meta:editing-cycles>1</meta:editing-cycles>
    <meta:generator>LibreOffice/4.4.3.2$Linux_X86_64 LibreOffice_project/88805f81e9fe61362df02b9941de8e38a9b5fd16</meta:generator>
  </office:meta>
</office:document-meta>
</file>